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63.7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1">
            <text:p>Options</text:p>
          </table:table-cell>
          <table:table-cell office:value-type="string" table:style-name="ce1">
            <text:p>O0</text:p>
          </table:table-cell>
          <table:table-cell office:value-type="string" table:style-name="ce1">
            <text:p>O1</text:p>
          </table:table-cell>
          <table:table-cell office:value-type="string" table:style-name="ce1">
            <text:p>O2</text:p>
          </table:table-cell>
          <table:table-cell office:value-type="string" table:style-name="ce1">
            <text:p>O3</text:p>
          </table:table-cell>
          <table:table-cell office:value-type="string" table:style-name="ce1">
            <text:p>Group</text:p>
          </table:table-cell>
          <table:table-cell office:value-type="string" table:style-name="ce1">
            <text:p>Dependence</text:p>
          </table:table-cell>
          <table:table-cell table:style-name="ce1"/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-O&lt;number&gt;<text:s text:c="18"/></text:p>
          </table:table-cell>
          <table:table-cell table:number-columns-repeated="7" table:style-name="ce1"/>
          <table:table-cell office:value-type="string" table:style-name="ce1">
            <text:p>1=Safe from O1 up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-Ofast<text:s text:c="22"/></text:p>
          </table:table-cell>
          <table:table-cell table:number-columns-repeated="7" table:style-name="ce1"/>
          <table:table-cell office:value-type="string" table:style-name="ce1">
            <text:p>2=Safe from O2 up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-Og<text:s text:c="25"/></text:p>
          </table:table-cell>
          <table:table-cell table:number-columns-repeated="7" table:style-name="ce1"/>
          <table:table-cell office:value-type="string" table:style-name="ce1">
            <text:p>3=experimental optimizations <text:s/>not turned on by any O (needs double checking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-Os<text:s text:c="25"/></text:p>
          </table:table-cell>
          <table:table-cell table:number-columns-repeated="7" table:style-name="ce1"/>
          <table:table-cell office:value-type="string" table:style-name="ce1">
            <text:p>4=Math optimizations not turned on by any 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-faggressive-loop-optimizations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asynchronous-unwind-tables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branch-count-reg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combine-stack-adjustments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common<text:s text:c="20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compare-elim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cprop-registers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dce<text:s text:c="23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defer-pop<text:s text:c="1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delete-null-pointer-checks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dse<text:s text:c="23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early-inlining<text:s text:c="12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forward-propagate<text:s text:c="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gcse-lm<text:s text:c="19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guess-branch-probability<text:s text:c="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f-conversion<text:s text:c="13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f-conversion2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nline<text:s text:c="20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nline-atomics<text:s text:c="12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nline-functions-called-once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pa-profile<text:s text:c="1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pa-pure-const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pa-reference<text:s text:c="13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ra-hoist-pressure<text:s text:c="8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vopts<text:s text:c="20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jump-tables<text:s text:c="15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lifetime-dse<text:s text:c="14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merge-constants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move-loop-invariants<text:s text:c="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peephole<text:s text:c="18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peephole2<text:s text:c="1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prefetch-loop-arrays<text:s text:c="6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rename-registers<text:s text:c="10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rtti<text:s text:c="22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<text:s text:c="2"/>-fsched-critical-path-heuristic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 -fschedule-insns or -fschedule-insns2 or at -O2 or higher.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2"/>-fsched-dep-count-heuristic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 -fschedule-insns or -fschedule-insns2 or at -O2 or higher.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2"/>-fsched-group-heuristic<text:s text:c="5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 -fschedule-insns or -fschedule-insns2 or at -O2 or higher.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<text:s text:c="2"/>-fsched-interblock<text:s text:c="10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-fschedule-insns or at -O2 or higher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<text:s text:c="2"/>-fsched-last-insn-heuristic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 -fschedule-insns or -fschedule-insns2 or at -O2 or higher.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<text:s text:c="2"/>-fsched-rank-heuristic<text:s text:c="6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-fschedule-insns or at -O2or higher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<text:s text:c="2"/>-fsched-spec<text:s text:c="16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-fschedule-insns or at -O2 or higher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<text:s text:c="2"/>-fsched-spec-insn-heuristic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-fschedule-insns or -fschedule-insns2 or at -O2 or higher. 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short-enums<text:s text:c="15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hrink-wrap<text:s text:c="1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plit-ivs-in-unroller<text:s text:c="5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plit-wide-types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no-threadsafe-statics<text:s text:c="5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oplevel-reorder<text:s text:c="10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bit-ccp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-ftree-cc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tree-ccp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ch<text:s text:c="1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">
            <text:p><text:s text:c="2"/>-ftree-coalesce-vars<text:s text:c="8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-ftree-copyrena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tree-copy-prop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copyrename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cselim<text:s text:c="15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dce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dominator-opts<text:s text:c="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dse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forwprop<text:s text:c="13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fre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loop-if-convert<text:s text:c="6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loop-im<text:s text:c="14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loop-ivcanon<text:s text:c="9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loop-optimize<text:s text:c="8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phiprop<text:s text:c="14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pta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reassoc<text:s text:c="14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scev-cprop<text:s text:c="11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sink<text:s text:c="1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slsr<text:s text:c="1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sra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tree-ter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unit-at-a-time<text:s text:c="12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var-tracking<text:s text:c="14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var-tracking-assignments<text:s text:c="2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align-functions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align-jumps<text:s text:c="1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align-labels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align-loops<text:s text:c="1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caller-saves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crossjumping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cse-follow-jumps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devirtualize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devirtualize-speculatively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expensive-optimizations<text:s text:c="3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gcse<text:s text:c="2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gcse-after-reload<text:s text:c="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hoist-adjacent-loads<text:s text:c="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nline-functions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nline-small-functions<text:s text:c="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pa-cp<text:s text:c="2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-fipa-cp-clone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ipa-sra<text:s text:c="1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isolate-erroneous-paths-dereference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optimize-sibling-calls<text:s text:c="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optimize-strlen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predictive-commoning<text:s text:c="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reorder-blocks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reorder-blocks-and-partition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reorder-functions<text:s text:c="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-fprofile-ar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rerun-cse-after-loop<text:s text:c="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trict-aliasing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hread-jumps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builtin-call-dce<text:s text:c="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loop-distribute-patterns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loop-vectorize<text:s text:c="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partial-pre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pre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slp-vectorize<text:s text:c="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switch-conversion<text:s text:c="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tail-merge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vrp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unswitch-loops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web<text:s text:c="23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branch-target-load-optimize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branch-target-load-optimize2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btr-bb-exclusive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 text:c="2"/>-fbranch-target-load-optimiz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delayed-branch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exceptions<text:s text:c="1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gcse-las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gcse-sm<text:s text:c="1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graphite-identity<text:s text:c="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ira-loop-pressure<text:s text:c="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isolate-erroneous-paths-attribute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live-range-shrinkage<text:s text:c="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loop-block<text:s text:c="1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-with-is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loop-interchange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-with-is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loop-nest-optimize<text:s text:c="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loop-parallelize-all<text:s text:c="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loop-strip-mine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-with-is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merge-all-constants<text:s text:c="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modulo-sched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non-call-exceptions<text:s text:c="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nothrow-opt<text:s text:c="1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omit-frame-pointer<text:s text:c="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peel-loops<text:s text:c="1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fprofile-u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reschedule-modulo-scheduled-loops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<text:s text:c="2"/>-fsched-pressure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fschedule-insns or at -O2or higher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<text:s text:c="2"/>-fsched-spec-load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fschedule-insns or at -O2 or higher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<text:s text:c="2"/>-fsched-spec-load-dangerous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fschedule-insns or at -O2 or higher</text:p>
          </table:table-cell>
          <table:table-cell table:number-columns-repeated="16377"/>
        </table:table-row>
        <table:table-row table:style-name="ro6">
          <table:table-cell office:value-type="string" table:style-name="ce1">
            <text:p><text:s text:c="2"/>-fsched2-use-superblocks<text:s text:c="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fschedule-insns2 or at -O2 or higher. 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schedule-insns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chedule-insns2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ection-anchors<text:s text:c="1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1">
            <text:p><text:s text:c="2"/>-fsel-sched-pipelining<text:s text:c="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fselective-scheduling or -fselective-scheduling2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<text:s text:c="2"/>-fsel-sched-pipelining-outer-loops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fsel-sched-pipeli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selective-scheduling<text:s text:c="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elective-scheduling2<text:s text:c="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ignaling-nans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trict-enums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">
            <text:p><text:s text:c="2"/>-ftree-coalesce-inlined-vars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ftree-copyrena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tree-loop-distribution<text:s text:c="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loop-if-convert-stores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vectorize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unroll-all-loops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unroll-loops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unsafe-loop-optimizations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var-tracking-assignments-toggle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var-tracking-uninit<text:s text:c="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variable-expansion-in-unroller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<text:s text:c="2"/>-fvpt<text:s text:c="23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-fbranch-probabilities,-fprofile-arc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whole-program<text:s text:c="13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cx-fortran-rules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cx-limited-range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finite-math-only<text:s text:c="10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float-store<text:s text:c="1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rounding-math<text:s text:c="13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ingle-precision-constant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unsafe-math-optimizations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math-errno<text:s text:c="16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4(SWITCH TO -fno-math-errno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igned-zeros<text:s text:c="14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4(SWITCH TO fno-signed-zeros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">
            <text:p><text:s text:c="2"/>-ftrapping-math<text:s text:c="13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4(SWITCH)</text:p>
          </table:table-cell>
          <table:table-cell office:value-type="string" table:style-name="ce2">
            <text:p>fno-signaling-nan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 text:c="2"/>-fbranch-probabilities<text:s text:c="6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conserve-stack<text:s text:c="12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data-sections<text:s text:c="13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ipa-pta<text:s text:c="1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opt-info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pack-struct<text:s text:c="1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reg-struct-return<text:s text:c="9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ched-stalled-insns<text:s text:c="7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ched-stalled-insns-dep<text:s text:c="3"/>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[en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el-sched-reschedule-pipelined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hort-double<text:s text:c="14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short-wchar<text:s text:c="15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tree-lrs<text:s text:c="18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unwind-tables<text:s text:c="13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wrapv<text:s text:c="2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s text:c="2"/>-fhandle-exceptions<text:s text:c="9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-fpack-struct=&lt;number&gt;<text:s text:c="6"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-ftrapv<text:s text:c="21"/>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office:value-type="string" table:style-name="ce1">
            <text:p>[disabled]</text:p>
          </table:table-cell>
          <table:table-cell table:number-columns-repeated="16379"/>
        </table:table-row>
        <table:table-row table:number-rows-repeated="1048381" table:style-name="ro1">
          <table:table-cell table:number-columns-repeated="16384"/>
        </table:table-row>
      </table:table>
      <table:database-ranges>
        <table:database-range table:target-range-address="Sheet1.A6:Sheet1.H195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littleone</dc:creator>
    <meta:creation-date>2015-10-16T12:44:19Z</meta:creation-date>
    <dc:date>2015-10-23T17:14:19Z</dc:date>
    <meta:editing-cycles>8</meta:editing-cycles>
    <meta:editing-duration>PT31110S</meta:editing-duration>
  </office:meta>
</office:document-meta>
</file>